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685be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616ae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27e6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6f73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85be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66f73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67309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27e6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519d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ef85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f155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616ae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6519dc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6519dc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685be4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69b6ed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265ccf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16aec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ef850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6f155e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16aec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ef850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66f73c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685be4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69b6ed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627e61" officeooo:paragraph-rsid="00627e61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1399a5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66f73c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weight="normal" officeooo:rsid="006519dc" officeooo:paragraph-rsid="006519dc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font-weight="normal" officeooo:rsid="006c00c6" officeooo:paragraph-rsid="006c00c6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font-weight="normal" officeooo:rsid="006ef850" officeooo:paragraph-rsid="006ef850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style="normal" fo:font-weight="normal" officeooo:rsid="0012b1e8" officeooo:paragraph-rsid="00685be4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style="normal" fo:font-weight="normal" officeooo:rsid="002834d6" officeooo:paragraph-rsid="001a56ad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27e61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519dc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ef850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f155e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5381b" officeooo:paragraph-rsid="00439613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color="#006600"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color="#006600"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142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143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144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145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46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47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148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26ad7" officeooo:paragraph-rsid="0041222b" style:font-size-asian="11pt" style:font-style-asian="normal" style:font-weight-asian="bold" style:font-size-complex="11pt" style:font-style-complex="normal" style:font-weight-complex="bold"/>
    </style:style>
    <style:style style:name="P150" style:family="paragraph" style:parent-style-name="Text_20_body">
      <style:text-properties officeooo:paragraph-rsid="0052540a"/>
    </style:style>
    <style:style style:name="P151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76cf02" officeooo:paragraph-rsid="005fe31b" fo:background-color="#ffff00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font-size="11pt" fo:font-weight="normal" officeooo:rsid="006ef850" officeooo:paragraph-rsid="006ef850" style:font-size-asian="11pt" style:font-weight-asian="normal" style:font-size-complex="11pt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1582f" style:font-size-asian="11pt" style:font-weight-asian="normal" style:font-size-complex="11pt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font-size="11pt" fo:font-weight="normal" officeooo:rsid="0079e58b" officeooo:paragraph-rsid="0071582f" style:font-size-asian="11pt" style:font-weight-asian="normal" style:font-size-complex="11pt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7434d5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79e58b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0e7b7d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3b970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7b2a5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b17fb" fo:background-color="#ffff00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869b8" fo:background-color="transparent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1582f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f155e" style:font-size-asian="11pt" style:font-weight-asian="normal" style:font-size-complex="11pt" style:font-weight-complex="normal"/>
    </style:style>
    <style:style style:name="P177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1582f" style:font-size-asian="11pt" style:font-weight-asian="normal" style:font-size-complex="11pt" style:font-weight-complex="normal"/>
    </style:style>
    <style:style style:name="P181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1582f" style:font-size-asian="11pt" style:font-weight-asian="normal" style:font-size-complex="11pt" style:font-weight-complex="normal"/>
    </style:style>
    <style:style style:name="P182" style:family="paragraph" style:parent-style-name="Standard">
      <style:paragraph-properties fo:text-align="justify" style:justify-single-word="false"/>
      <style:text-properties fo:color="#800000" fo:font-size="11pt" fo:font-weight="normal" officeooo:rsid="0071582f" officeooo:paragraph-rsid="0071582f" style:font-size-asian="11pt" style:font-weight-asian="normal" style:font-size-complex="11pt" style:font-weight-complex="normal"/>
    </style:style>
    <style:style style:name="P183" style:family="paragraph" style:parent-style-name="Standard">
      <style:paragraph-properties fo:text-align="justify" style:justify-single-word="false"/>
      <style:text-properties officeooo:paragraph-rsid="0071582f"/>
    </style:style>
    <style:style style:name="P184" style:family="paragraph" style:parent-style-name="Text_20_body">
      <style:text-properties fo:font-size="11pt" officeooo:paragraph-rsid="0071582f" style:font-size-asian="11pt" style:font-size-complex="11pt"/>
    </style:style>
    <style:style style:name="P185" style:family="paragraph" style:parent-style-name="Text_20_body">
      <style:text-properties fo:font-size="11pt" officeooo:rsid="0079e58b" officeooo:paragraph-rsid="0079e58b" style:font-size-asian="11pt" style:font-size-complex="11pt"/>
    </style:style>
    <style:style style:name="P186" style:family="paragraph">
      <style:paragraph-properties fo:text-align="justify"/>
    </style:style>
    <style:style style:name="P1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bc03"/>
    </style:style>
    <style:style style:name="T2" style:family="text">
      <style:text-properties officeooo:rsid="001652b0"/>
    </style:style>
    <style:style style:name="T3" style:family="text">
      <style:text-properties officeooo:rsid="001df728"/>
    </style:style>
    <style:style style:name="T4" style:family="text">
      <style:text-properties officeooo:rsid="005be1a7"/>
    </style:style>
    <style:style style:name="T5" style:family="text">
      <style:text-properties officeooo:rsid="0020f779"/>
    </style:style>
    <style:style style:name="T6" style:family="text">
      <style:text-properties officeooo:rsid="001399a5"/>
    </style:style>
    <style:style style:name="T7" style:family="text">
      <style:text-properties officeooo:rsid="00169197"/>
    </style:style>
    <style:style style:name="T8" style:family="text">
      <style:text-properties officeooo:rsid="00184d79"/>
    </style:style>
    <style:style style:name="T9" style:family="text">
      <style:text-properties officeooo:rsid="00190e3d"/>
    </style:style>
    <style:style style:name="T10" style:family="text">
      <style:text-properties officeooo:rsid="0026497d"/>
    </style:style>
    <style:style style:name="T11" style:family="text">
      <style:text-properties officeooo:rsid="001a56ad"/>
    </style:style>
    <style:style style:name="T12" style:family="text">
      <style:text-properties officeooo:rsid="001ac214"/>
    </style:style>
    <style:style style:name="T13" style:family="text">
      <style:text-properties officeooo:rsid="001bcdf6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58c6e" style:font-style-asian="normal" style:font-style-complex="normal"/>
    </style:style>
    <style:style style:name="T16" style:family="text">
      <style:text-properties fo:font-style="normal" officeooo:rsid="002834d6" style:font-style-asian="normal" style:font-style-complex="normal"/>
    </style:style>
    <style:style style:name="T17" style:family="text">
      <style:text-properties fo:font-style="normal" officeooo:rsid="00267476" style:font-style-asian="normal" style:font-style-complex="normal"/>
    </style:style>
    <style:style style:name="T18" style:family="text">
      <style:text-properties fo:font-style="normal" officeooo:rsid="0012b1e8" style:font-style-asian="normal" style:font-style-complex="normal"/>
    </style:style>
    <style:style style:name="T19" style:family="text">
      <style:text-properties fo:font-style="normal" officeooo:rsid="001cc8d1" style:font-style-asian="normal" style:font-style-complex="normal"/>
    </style:style>
    <style:style style:name="T20" style:family="text">
      <style:text-properties fo:font-style="normal" officeooo:rsid="001bcdf6" style:font-style-asian="normal" style:font-style-complex="normal"/>
    </style:style>
    <style:style style:name="T21" style:family="text">
      <style:text-properties fo:font-style="normal" officeooo:rsid="005b8096" style:font-style-asian="normal" style:font-style-complex="normal"/>
    </style:style>
    <style:style style:name="T22" style:family="text">
      <style:text-properties officeooo:rsid="0020aa90"/>
    </style:style>
    <style:style style:name="T23" style:family="text">
      <style:text-properties officeooo:rsid="00235349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0fe302"/>
    </style:style>
    <style:style style:name="T26" style:family="text">
      <style:text-properties style:font-name="Liberation Serif" officeooo:rsid="0024219c"/>
    </style:style>
    <style:style style:name="T27" style:family="text">
      <style:text-properties style:font-name="Liberation Serif" fo:font-style="normal" style:font-style-asian="normal" style:font-style-complex="normal"/>
    </style:style>
    <style:style style:name="T28" style:family="text">
      <style:text-properties style:font-name="Liberation Serif" fo:font-style="normal" officeooo:rsid="0112aed4" style:font-style-asian="normal" style:font-style-complex="normal"/>
    </style:style>
    <style:style style:name="T29" style:family="text">
      <style:text-properties style:font-name="Liberation Serif" fo:font-style="normal" officeooo:rsid="000e7b7d" style:font-style-asian="normal" style:font-style-complex="normal"/>
    </style:style>
    <style:style style:name="T30" style:family="text">
      <style:text-properties style:font-name="Liberation Serif" fo:font-style="normal" officeooo:rsid="00e108be" style:font-style-asian="normal" style:font-style-complex="normal"/>
    </style:style>
    <style:style style:name="T31" style:family="text">
      <style:text-properties style:font-name="Liberation Serif" fo:font-style="normal" officeooo:rsid="00508065" style:font-style-asian="normal" style:font-style-complex="normal"/>
    </style:style>
    <style:style style:name="T32" style:family="text">
      <style:text-properties style:font-name="Liberation Serif" fo:font-style="normal" officeooo:rsid="005124c3" style:font-style-asian="normal" style:font-style-complex="normal"/>
    </style:style>
    <style:style style:name="T33" style:family="text">
      <style:text-properties style:font-name="Liberation Serif" fo:font-style="normal" officeooo:rsid="005aef0e" style:font-style-asian="normal" style:font-style-complex="normal"/>
    </style:style>
    <style:style style:name="T34" style:family="text">
      <style:text-properties style:font-name="Liberation Serif" fo:font-style="normal" officeooo:rsid="0029fe5c" style:font-style-asian="normal" style:font-style-complex="normal"/>
    </style:style>
    <style:style style:name="T35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officeooo:rsid="0012b1e8"/>
    </style:style>
    <style:style style:name="T38" style:family="text">
      <style:text-properties style:font-name="Liberation Serif" officeooo:rsid="0014a616"/>
    </style:style>
    <style:style style:name="T39" style:family="text">
      <style:text-properties style:font-name="Liberation Serif" officeooo:rsid="0026497d"/>
    </style:style>
    <style:style style:name="T40" style:family="text">
      <style:text-properties style:font-name="Liberation Serif" officeooo:rsid="00508065"/>
    </style:style>
    <style:style style:name="T41" style:family="text">
      <style:text-properties style:font-name="Liberation Serif" officeooo:rsid="00e108be"/>
    </style:style>
    <style:style style:name="T42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43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44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45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46" style:family="text">
      <style:text-properties style:font-name="Liberation Serif" fo:font-weight="normal" officeooo:rsid="000e7b7d" fo:background-color="transparent" loext:char-shading-value="0" style:font-size-asian="11pt" style:font-weight-asian="normal" style:font-weight-complex="normal"/>
    </style:style>
    <style:style style:name="T47" style:family="text">
      <style:text-properties style:font-name="Liberation Serif" fo:font-weight="normal" officeooo:rsid="000fb732" fo:background-color="transparent" loext:char-shading-value="0" style:font-size-asian="11pt" style:font-weight-asian="normal" style:font-weight-complex="normal"/>
    </style:style>
    <style:style style:name="T48" style:family="text">
      <style:text-properties style:font-name="Liberation Serif" fo:font-weight="normal" officeooo:rsid="00107a9e" fo:background-color="transparent" loext:char-shading-value="0" style:font-size-asian="11pt" style:font-weight-asian="normal" style:font-weight-complex="normal"/>
    </style:style>
    <style:style style:name="T49" style:family="text">
      <style:text-properties style:font-name="Liberation Serif" fo:font-weight="normal" officeooo:rsid="006458d1" fo:background-color="transparent" loext:char-shading-value="0" style:font-size-asian="11pt" style:font-weight-asian="normal" style:font-weight-complex="normal"/>
    </style:style>
    <style:style style:name="T50" style:family="text">
      <style:text-properties style:font-name="Liberation Serif" fo:font-weight="normal" officeooo:rsid="001652b0" fo:background-color="transparent" loext:char-shading-value="0" style:font-size-asian="11pt" style:font-weight-asian="normal" style:font-weight-complex="normal"/>
    </style:style>
    <style:style style:name="T51" style:family="text">
      <style:text-properties style:font-name="Liberation Serif" fo:font-weight="normal" officeooo:rsid="0073b970" fo:background-color="transparent" loext:char-shading-value="0" style:font-size-asian="11pt" style:font-weight-asian="normal" style:font-weight-complex="normal"/>
    </style:style>
    <style:style style:name="T52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53" style:family="text">
      <style:text-properties style:font-name="Liberation Serif" officeooo:rsid="00616aec"/>
    </style:style>
    <style:style style:name="T54" style:family="text">
      <style:text-properties style:font-name="Liberation Serif" officeooo:rsid="006f155e"/>
    </style:style>
    <style:style style:name="T55" style:family="text">
      <style:text-properties officeooo:rsid="002b3183"/>
    </style:style>
    <style:style style:name="T56" style:family="text">
      <style:text-properties officeooo:rsid="000d59b1"/>
    </style:style>
    <style:style style:name="T57" style:family="text">
      <style:text-properties officeooo:rsid="002dc9ad"/>
    </style:style>
    <style:style style:name="T58" style:family="text">
      <style:text-properties officeooo:rsid="002e7adf"/>
    </style:style>
    <style:style style:name="T59" style:family="text">
      <style:text-properties officeooo:rsid="004941cb"/>
    </style:style>
    <style:style style:name="T60" style:family="text">
      <style:text-properties officeooo:rsid="004caf97"/>
    </style:style>
    <style:style style:name="T61" style:family="text">
      <style:text-properties officeooo:rsid="00508065"/>
    </style:style>
    <style:style style:name="T62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use-window-font-color="true" style:font-name="Liberation Serif" fo:font-size="11pt" fo:font-style="normal" fo:font-weight="normal" officeooo:rsid="004c8e4a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use-window-font-color="true" style:font-name="Liberation Serif" fo:font-size="11pt" fo:font-style="normal" fo:font-weight="normal" officeooo:rsid="0076bb83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use-window-font-color="true" style:font-name="Liberation Serif" fo:font-style="normal" officeooo:rsid="006f155e" style:font-style-asian="normal" style:font-style-complex="normal"/>
    </style:style>
    <style:style style:name="T66" style:family="text">
      <style:text-properties style:use-window-font-color="true" style:font-name="Liberation Serif" fo:font-style="normal" fo:font-weight="normal" officeooo:rsid="004f01c8" style:font-style-asian="normal" style:font-weight-asian="normal" style:font-style-complex="normal" style:font-weight-complex="normal"/>
    </style:style>
    <style:style style:name="T67" style:family="text">
      <style:text-properties style:use-window-font-color="true" officeooo:rsid="005109c7"/>
    </style:style>
    <style:style style:name="T68" style:family="text">
      <style:text-properties style:use-window-font-color="true" officeooo:rsid="00426ad7"/>
    </style:style>
    <style:style style:name="T69" style:family="text">
      <style:text-properties style:use-window-font-color="true" fo:font-style="normal" style:font-style-asian="normal" style:font-style-complex="normal"/>
    </style:style>
    <style:style style:name="T70" style:family="text">
      <style:text-properties style:use-window-font-color="true" fo:font-style="normal" officeooo:rsid="001cc8d1" style:font-style-asian="normal" style:font-style-complex="normal"/>
    </style:style>
    <style:style style:name="T71" style:family="text">
      <style:text-properties style:use-window-font-color="true" fo:font-style="normal" officeooo:rsid="002834d6" style:font-style-asian="normal" style:font-style-complex="normal"/>
    </style:style>
    <style:style style:name="T72" style:family="text">
      <style:text-properties style:use-window-font-color="true" officeooo:rsid="0069b6ed"/>
    </style:style>
    <style:style style:name="T73" style:family="text">
      <style:text-properties officeooo:rsid="005109c7"/>
    </style:style>
    <style:style style:name="T74" style:family="text">
      <style:text-properties officeooo:rsid="0052540a"/>
    </style:style>
    <style:style style:name="T75" style:family="text">
      <style:text-properties officeooo:rsid="0057bef1"/>
    </style:style>
    <style:style style:name="T76" style:family="text">
      <style:text-properties officeooo:rsid="005aef0e"/>
    </style:style>
    <style:style style:name="T77" style:family="text">
      <style:text-properties officeooo:rsid="005d565a"/>
    </style:style>
    <style:style style:name="T78" style:family="text">
      <style:text-properties officeooo:rsid="00616aec"/>
    </style:style>
    <style:style style:name="T79" style:family="text">
      <style:text-properties officeooo:rsid="00627e61"/>
    </style:style>
    <style:style style:name="T80" style:family="text">
      <style:text-properties officeooo:rsid="006519dc"/>
    </style:style>
    <style:style style:name="T81" style:family="text">
      <style:text-properties officeooo:rsid="00685be4"/>
    </style:style>
    <style:style style:name="T82" style:family="text">
      <style:text-properties officeooo:rsid="0069b6ed"/>
    </style:style>
    <style:style style:name="T83" style:family="text">
      <style:text-properties officeooo:rsid="006ef850"/>
    </style:style>
    <style:style style:name="T84" style:family="text">
      <style:text-properties officeooo:rsid="006f155e"/>
    </style:style>
    <style:style style:name="T85" style:family="text">
      <style:text-properties officeooo:rsid="0019219b"/>
    </style:style>
    <style:style style:name="T86" style:family="text">
      <style:text-properties officeooo:rsid="007434d5"/>
    </style:style>
    <style:style style:name="T87" style:family="text">
      <style:text-properties officeooo:rsid="0074c9bf"/>
    </style:style>
    <style:style style:name="T88" style:family="text">
      <style:text-properties officeooo:rsid="0076bb83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Главная страница</text:p>
      <text:p text:style-name="P85"/>
      <text:p text:style-name="P85"/>
      <text:p text:style-name="P85">Приложения</text:p>
      <text:p text:style-name="P56"/>
      <text:p text:style-name="P55">На платформе Veda разработан ряд приложений для решения задач вашего предприятия.</text:p>
      <text:p text:style-name="P55"/>
      <text:p text:style-name="P55">Любой сотрудник может играть определенную роль в каждом из них.</text:p>
      <text:p text:style-name="P55"/>
      <text:p text:style-name="P55"/>
      <text:p text:style-name="P55">Совокупность ролей в каждом из доступных приложений формирует для пользователя</text:p>
      <text:p text:style-name="P55"/>
      <text:p text:style-name="P55">его персональный интерфейс, который мы называем аспект.</text:p>
      <text:p text:style-name="P55"/>
      <text:p text:style-name="P55"/>
      <text:p text:style-name="P55">Аспект — это картина бизнеса в информационной системе с точки зрения пользователя</text:p>
      <text:p text:style-name="P55"/>
      <text:p text:style-name="P55">с учетом его позиции в структуре предприятия.</text:p>
      <text:p text:style-name="P55"/>
      <text:p text:style-name="P55"/>
      <text:p text:style-name="P55">Приложения на основе платформы Veda уже включают в себя набор объектов и процессов,</text:p>
      <text:p text:style-name="P55"/>
      <text:p text:style-name="P55">что сокращает трудоемкость и сроки внедрения информационной системы.</text:p>
      <text:p text:style-name="P55"/>
      <text:p text:style-name="P55"/>
      <text:p text:style-name="P55">Некоторые приложения мы предлагаем в нескольких вариантах</text:p>
      <text:p text:style-name="P55"/>
      <text:p text:style-name="P55">с различной степенью проработки в зависимости от потребностей предприятия.</text:p>
      <text:p text:style-name="P55"/>
      <text:p text:style-name="P55"/>
      <text:p text:style-name="P55">Составляющие приложений можно изменять и адаптировать</text:p>
      <text:p text:style-name="P55"/>
      <text:p text:style-name="P55">под актуальные задачи предприятия «на лету».</text:p>
      <text:p text:style-name="P55"/>
      <text:p text:style-name="P55"/>
      <text:p text:style-name="P86">Applications</text:p>
      <text:p text:style-name="P55"/>
      <text:p text:style-name="P55">Using Veda platform we implemented a set of applications</text:p>
      <text:p text:style-name="P55"/>
      <text:p text:style-name="P55">solving important tasks for your business.</text:p>
      <text:p text:style-name="P55"/>
      <text:p text:style-name="P55">Any employee can play specific role in any of them.</text:p>
      <text:p text:style-name="P55"/>
      <text:p text:style-name="P55"/>
      <text:p text:style-name="P55">The sum of user's roles in deployed applications</text:p>
      <text:p text:style-name="P55"/>
      <text:p text:style-name="P55">forms personal interface we call an aspect.</text:p>
      <text:p text:style-name="P55"/>
      <text:p text:style-name="P55"/>
      <text:p text:style-name="P55">Aspect — is a reflection of business in information system from user's perspective</text:p>
      <text:p text:style-name="P55"/>
      <text:p text:style-name="P55">considering his/her position in enterprise.</text:p>
      <text:p text:style-name="P55"/>
      <text:p text:style-name="P55"/>
      <text:p text:style-name="P55">Applications on Veda platform include a set of objects and processes.</text:p>
      <text:p text:style-name="P55"/>
      <text:p text:style-name="P55">This significantly reduces labor costs &amp; saves time for deployment.</text:p>
      <text:p text:style-name="P55"><text:soft-page-break/></text:p>
      <text:p text:style-name="P55"/>
      <text:p text:style-name="P55">Some applications are offered in several variants</text:p>
      <text:p text:style-name="P55"/>
      <text:p text:style-name="P55">with varying details level depending on the business needs.</text:p>
      <text:p text:style-name="P55"/>
      <text:p text:style-name="P55"/>
      <text:p text:style-name="P55">The components of the applications can be changed and adapted</text:p>
      <text:p text:style-name="P55"/>
      <text:p text:style-name="P55">to the actual tasks "on the fly."</text:p>
      <text:p text:style-name="P31"/>
      <text:p text:style-name="P89"/>
      <text:p text:style-name="P89"/>
      <text:p text:style-name="P89">Страница Приложения</text:p>
      <text:p text:style-name="P31"/>
      <text:p text:style-name="P57">Слоган:</text:p>
      <text:p text:style-name="P57"/>
      <text:p text:style-name="P87">Выбирайте, что нравится,</text:p>
      <text:p text:style-name="P87">а мы сделаем, чтобы вам подошло!</text:p>
      <text:p text:style-name="P59"/>
      <text:p text:style-name="P60">Ваши выгоды:</text:p>
      <text:p text:style-name="P60"/>
      <text:p text:style-name="P59">Отлаженные деловые процессы позволяют ставить задачи исполнителям, отслеживать ход выполнения.</text:p>
      <text:p text:style-name="P59"/>
      <text:p text:style-name="P59">Единые регламенты для сложных процессов.</text:p>
      <text:p text:style-name="P59"/>
      <text:p text:style-name="P59">Четкое разграничение прав и полномочий</text:p>
      <text:p text:style-name="P31"/>
      <text:p text:style-name="P31"/>
      <text:p text:style-name="P31">В рамках <text:span text:style-name="T57">приложений </text:span>мы предлагаем:</text:p>
      <text:p text:style-name="P30"><text:span text:style-name="T8">Шаблоны</text:span> докум<text:span text:style-name="T8">е</text:span>нтов</text:p>
      <text:p text:style-name="P30">Справочники</text:p>
      <text:p text:style-name="P30">Печатные формы</text:p>
      <text:p text:style-name="P30">Формы отчетов</text:p>
      <text:p text:style-name="P30"/>
      <text:p text:style-name="P30">Преднастроенные и свободные маршруты</text:p>
      <text:p text:style-name="P31">Версионность документов</text:p>
      <text:p text:style-name="P31">Статусы документов</text:p>
      <text:p text:style-name="P36">Создание связанных документов</text:p>
      <text:p text:style-name="P36">Создание новых документов путем копирования существующих</text:p>
      <text:p text:style-name="P19"/>
      <text:p text:style-name="P19">Уведомления по e-mail</text:p>
      <text:p text:style-name="P19">Мобильное приложение</text:p>
      <text:p text:style-name="P19">Интеграция с 1С, SAP</text:p>
      <text:p text:style-name="P19"/>
      <text:p text:style-name="P151">Внедрение совокупности нескольких решений позволяет достичь значительного синергетического эффекта при использовании системы</text:p>
      <text:p text:style-name="P58"/>
      <text:p text:style-name="P58"/>
      <text:p text:style-name="P91"><text:span text:style-name="T61">К</text:span>онтрагент<text:span text:style-name="T61">ы</text:span></text:p>
      <text:p text:style-name="P1"/>
      <text:p text:style-name="P81">Слоган:</text:p>
      <text:p text:style-name="P81"/>
      <text:p text:style-name="P84">Всегда актуальная база клиентов и поставщиков у вас под рукой!</text:p>
      <text:p text:style-name="P1"/>
      <text:p text:style-name="P65"><text:soft-page-break/>По кнопке «Подробнее»:</text:p>
      <text:p text:style-name="P2"><text:span text:style-name="T58">Приложение п</text:span>редназначено для <text:span text:style-name="T2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4">Включает в себя <text:span text:style-name="T3">автоматизацию полного цикла работы с контрагентами.</text:span></text:p>
      <text:p text:style-name="P4"/>
      <text:p text:style-name="P11">Ключевые возможности:</text:p>
      <text:p text:style-name="P15"><text:span text:style-name="T1">Единообразн</text:span>ый<text:span text:style-name="T1"> учет контрагентов</text:span></text:p>
      <text:p text:style-name="P15">Исключение дублирования</text:p>
      <text:p text:style-name="P67">Актуальная информация</text:p>
      <text:p text:style-name="P76">Выполнение требований закона</text:p>
      <text:p text:style-name="P4"/>
      <text:p text:style-name="P142"><text:span text:style-name="T81">Приложение</text:span> позволит:</text:p>
      <text:p text:style-name="P142"><text:span text:style-name="T73">У</text:span>порядочить и структурировать информацию о контрагентах <text:span text:style-name="T1">в соответствии с заданными параметрами</text:span></text:p>
      <text:p text:style-name="P142"><text:span text:style-name="T73">П</text:span>роводить <text:span text:style-name="T3">формализованные процедуры проверки соответствия поставщиков внутренним требованиям организации</text:span></text:p>
      <text:p text:style-name="P142"><text:span text:style-name="T73">О</text:span>перативно вносить изменения <text:span text:style-name="T13">данных контрагентов</text:span></text:p>
      <text:p text:style-name="P14"><text:span text:style-name="T1">Составлять заявк</text:span>и<text:span text:style-name="T1"> на создание контрагента</text:span></text:p>
      <text:p text:style-name="P18">Вн<text:span text:style-name="T75">осить</text:span> изменени<text:span text:style-name="T75">я</text:span> данных контрагента в процессе работы</text:p>
      <text:p text:style-name="P73">Формировать полное досье контрагента</text:p>
      <text:p text:style-name="P18">А<text:span text:style-name="T5">втоматически вычислять категорию контрагента в соответствии с заданными правилами</text:span></text:p>
      <text:p text:style-name="P143">Проводить процедуры проверки и согласования контрагента <text:s/>на соответствие внутренним требованиям организации</text:p>
      <text:p text:style-name="P4"/>
      <text:p text:style-name="P131">Бизнес-объекты</text:p>
      <text:p text:style-name="P6"/>
      <text:p text:style-name="P77">Документы:</text:p>
      <text:p text:style-name="P8">- Организация</text:p>
      <text:p text:style-name="P13">- Обособленное подразделение</text:p>
      <text:p text:style-name="P6">- Досье</text:p>
      <text:p text:style-name="P6">- Заявка на создание/изменение контрагента</text:p>
      <text:p text:style-name="P6">- Запрос на согласование контрагента</text:p>
      <text:p text:style-name="P6">- Единый лист оценки <text:span text:style-name="T6">+ Заключения внутренних служб и специалистов</text:span></text:p>
      <text:p text:style-name="P26"/>
      <text:p text:style-name="P27">Справочник<text:span text:style-name="T78">и:</text:span></text:p>
      <text:p text:style-name="P27">- «Организационн<text:span text:style-name="T9">ая структура</text:span>»</text:p>
      <text:p text:style-name="P25">- «Организационно-правовая форма»</text:p>
      <text:p text:style-name="P26">- «<text:span text:style-name="T9">В</text:span>иды деятельности по ОКВЭД»</text:p>
      <text:p text:style-name="P26">- «<text:span text:style-name="T9">Тип взаимодействия</text:span>» <text:span text:style-name="T9">(в</text:span>иды деятельности по ОКВЭД<text:span text:style-name="T9">)</text:span></text:p>
      <text:p text:style-name="P32">- «Вид платежа»</text:p>
      <text:p text:style-name="P32">- «Вид поставки»</text:p>
      <text:p text:style-name="P32">- «Валюта»</text:p>
      <text:p text:style-name="P32">- «Тема заявки»</text:p>
      <text:p text:style-name="P28"/>
      <text:p text:style-name="P28">Печатн<text:span text:style-name="T78">ая</text:span> форм<text:span text:style-name="T78">а</text:span></text:p>
      <text:p text:style-name="P6"/>
      <text:p text:style-name="P133">Бизнес-процессы</text:p>
      <text:p text:style-name="P133"/>
      <text:p text:style-name="P10">Проверка <text:span text:style-name="T79">на уникальность</text:span></text:p>
      <text:p text:style-name="P9">Автоматическое вычисление категории</text:p>
      <text:p text:style-name="P74">Вычисление итоговой оценки</text:p>
      <text:p text:style-name="P21"><text:span text:style-name="T53">Автоматизированные</text:span><text:span text:style-name="T24"> маршруты</text:span></text:p>
      <text:p text:style-name="P102">Свободный маршрут</text:p>
      <text:p text:style-name="P102"><text:soft-page-break/>Частные задачи</text:p>
      <text:p text:style-name="P75"/>
      <text:p text:style-name="P16"/>
      <text:p text:style-name="P138">Дополнительные опции</text:p>
      <text:p text:style-name="P68"/>
      <text:p text:style-name="P5"><text:span text:style-name="T81">Приложение «Контрагенты» с</text:span>вязано с<text:span text:style-name="T4">о большинством приложений на основе платформы Veda.</text:span></text:p>
      <text:p text:style-name="P141"/>
      <text:p text:style-name="P144">Аудиты безопасности</text:p>
      <text:p text:style-name="P148"/>
      <text:p text:style-name="P148">Слоган:</text:p>
      <text:p text:style-name="P149">Безопасность на первом месте! / Работайте безопасно!</text:p>
      <text:p text:style-name="P146"/>
      <text:p text:style-name="P147">По кнопке «Подробнее»:</text:p>
      <text:p text:style-name="P146"><text:span text:style-name="T82">Приложение п</text:span>редназначено для <text:span text:style-name="T10">автоматизации планирования и проведения аудитов, контроля <text:s/>выполнения планов реализации.</text:span></text:p>
      <text:p text:style-name="P12"/>
      <text:p text:style-name="P12">Ключевые возможности:</text:p>
      <text:p text:style-name="P70"><text:span text:style-name="T19">П</text:span><text:span text:style-name="T14">ланирование аудитов</text:span></text:p>
      <text:p text:style-name="P40"><text:span text:style-name="T19">С</text:span><text:span text:style-name="T15">писк</text:span><text:span text:style-name="T21">и</text:span><text:span text:style-name="T14"> участников </text:span><text:span text:style-name="T16">рабочих групп</text:span></text:p>
      <text:p text:style-name="P40"><text:span text:style-name="T16">Фикс</text:span><text:span text:style-name="T21">ация</text:span><text:span text:style-name="T16"> наблюдени</text:span><text:span text:style-name="T14">й</text:span><text:span text:style-name="T16"> </text:span><text:span text:style-name="T21">согласно</text:span><text:span text:style-name="T17"> тр</text:span><text:span text:style-name="T16">ебованиям стандартов</text:span></text:p>
      <text:p text:style-name="P40"><text:span text:style-name="T21">П</text:span><text:span text:style-name="T18">лан мероприятий</text:span></text:p>
      <text:p text:style-name="P82">Назначение ответственных</text:p>
      <text:p text:style-name="P3"><text:span text:style-name="T70">К</text:span><text:span text:style-name="T71">онтроль выполнения</text:span></text:p>
      <text:p text:style-name="P79"><text:span text:style-name="T71">С</text:span><text:span text:style-name="T69">нижение рисков</text:span></text:p>
      <text:p text:style-name="P145"/>
      <text:p text:style-name="P43"><text:span text:style-name="T72">Приложение</text:span> позволит:</text:p>
      <text:p text:style-name="P42"><text:span text:style-name="T73">П</text:span>ланировать проведение <text:span text:style-name="T20">предстоящих </text:span>аудитов</text:p>
      <text:p text:style-name="P42"><text:span text:style-name="T73">П</text:span>ланировать мероприятия по устранению выявленных в ходе аудитов недостатков, <text:span text:style-name="T77">в том числе в отношении подрядчиков</text:span></text:p>
      <text:p text:style-name="P42"><text:span text:style-name="T73">Н</text:span>азначать ответственных за выполнение <text:span text:style-name="T22">мероприятий</text:span></text:p>
      <text:p text:style-name="P42"><text:span text:style-name="T73">К</text:span>онтролировать выполнение мероприятий</text:p>
      <text:p text:style-name="P71">Оценивать устранение недостатков</text:p>
      <text:p text:style-name="P69"><text:span text:style-name="T67">П</text:span><text:span text:style-name="T68">овысить безопасность работы</text:span></text:p>
      <text:p text:style-name="P145"/>
      <text:p text:style-name="P132">Бизнес-объекты</text:p>
      <text:p text:style-name="P132"/>
      <text:p text:style-name="P78">Документы:</text:p>
      <text:p text:style-name="P38">- Аудит безопасности</text:p>
      <text:p text:style-name="P37">- Мероприятие аудита безопасности</text:p>
      <text:p text:style-name="P37">- Оценка аудита</text:p>
      <text:p text:style-name="P66">- Годовая программа аудитов</text:p>
      <text:p text:style-name="P34"/>
      <text:p text:style-name="P35">Справочник<text:span text:style-name="T80">и:</text:span></text:p>
      <text:p text:style-name="P35">- «<text:span text:style-name="T11">Отрасли экономической деятельности</text:span>»</text:p>
      <text:p text:style-name="P33">- «<text:span text:style-name="T12">Перечень проверяемых параметров</text:span>»</text:p>
      <text:p text:style-name="P33">- «<text:span text:style-name="T7">Организационн</text:span>ая структура»</text:p>
      <text:p text:style-name="P33">- «<text:span text:style-name="T12">Виды аудита</text:span>»</text:p>
      <text:p text:style-name="P29"/>
      <text:p text:style-name="P29">Печатные формы</text:p>
      <text:p text:style-name="P39"/>
      <text:p text:style-name="P39">Отчеты:</text:p>
      <text:p text:style-name="P39">- <text:span text:style-name="T80">По сотрудникам</text:span></text:p>
      <text:p text:style-name="P39">- <text:span text:style-name="T80">По просроченным мероприятиям</text:span></text:p>
      <text:p text:style-name="P7"><text:soft-page-break/></text:p>
      <text:p text:style-name="P134">Бизнес-процессы</text:p>
      <text:p text:style-name="P103"/>
      <text:p text:style-name="P22"><text:span text:style-name="T53">Автоматизированные</text:span><text:span text:style-name="T24"> маршруты</text:span></text:p>
      <text:p text:style-name="P103">Частные задачи</text:p>
      <text:p text:style-name="P83"/>
      <text:p text:style-name="P17"/>
      <text:p text:style-name="P137">Дополнительные опции</text:p>
      <text:p text:style-name="P69"/>
      <text:p text:style-name="P71">Статус выполнения мероприятий</text:p>
      <text:p text:style-name="P72"><text:span text:style-name="T72">Приложение «Аудиты безопасности»</text:span> связано с <text:span text:style-name="T82">приложением</text:span> «Претензии»</text:p>
      <text:p text:style-name="P41"/>
      <text:p text:style-name="P41"/>
      <text:p text:style-name="P94"><text:span text:style-name="T59">В</text:span>стреч<text:span text:style-name="T59">и</text:span></text:p>
      <text:p text:style-name="P92"/>
      <text:p text:style-name="P111">Слоган:</text:p>
      <text:p text:style-name="P114">От слов — к делу!</text:p>
      <text:p text:style-name="P109"/>
      <text:p text:style-name="P115">По кнопке «Подробнее»:</text:p>
      <text:p text:style-name="P111"><text:span text:style-name="T54">Приложение</text:span><text:span text:style-name="T38"> п</text:span><text:span text:style-name="T37">редназначено для </text:span><text:span text:style-name="T39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48"/>
      <text:p text:style-name="P52">Ключевые возможности:</text:p>
      <text:p text:style-name="P52">Планирование встреч</text:p>
      <text:p text:style-name="P52">Приглашение участников</text:p>
      <text:p text:style-name="P52">Ведение протоколов</text:p>
      <text:p text:style-name="P52"><text:span text:style-name="T76">П</text:span>лан мероприятий</text:p>
      <text:p text:style-name="P52">Назначение ответственных</text:p>
      <text:p text:style-name="P52">Контроль выполнения</text:p>
      <text:p text:style-name="P48"/>
      <text:p text:style-name="P54"><text:span text:style-name="T65">Приложение</text:span> позволит:</text:p>
      <text:p text:style-name="P53"><text:span text:style-name="T32">П</text:span><text:span text:style-name="T27">ланировать предстоящие </text:span><text:span text:style-name="T33">рабочие</text:span><text:span text:style-name="T27"> </text:span><text:span text:style-name="T28">встречи: проводить </text:span><text:span text:style-name="Strong_20_Emphasis"><text:span text:style-name="T35">подготовку и согласование повестки, определ</text:span></text:span><text:span text:style-name="Strong_20_Emphasis"><text:span text:style-name="T36">ять</text:span></text:span><text:span text:style-name="Strong_20_Emphasis"><text:span text:style-name="T35"> состав приглашенных, врем</text:span></text:span><text:span text:style-name="Strong_20_Emphasis"><text:span text:style-name="T36">я</text:span></text:span><text:span text:style-name="Strong_20_Emphasis"><text:span text:style-name="T35"> и мест</text:span></text:span><text:span text:style-name="Strong_20_Emphasis"><text:span text:style-name="T36">о</text:span></text:span><text:span text:style-name="Strong_20_Emphasis"><text:span text:style-name="T35">, своевременно оповещ</text:span></text:span><text:span text:style-name="Strong_20_Emphasis"><text:span text:style-name="T36">ать</text:span></text:span><text:span text:style-name="Strong_20_Emphasis"><text:span text:style-name="T35"> всех заинтересованных лиц, в том числе сотрудник</text:span></text:span><text:span text:style-name="Strong_20_Emphasis"><text:span text:style-name="T36">ов</text:span></text:span><text:span text:style-name="Strong_20_Emphasis"><text:span text:style-name="T35"> внешних организаций </text:span></text:span><text:span text:style-name="Strong_20_Emphasis"><text:span text:style-name="T36">(путем </text:span></text:span><text:span text:style-name="Strong_20_Emphasis"><text:span text:style-name="T35">рассылк</text:span></text:span><text:span text:style-name="Strong_20_Emphasis"><text:span text:style-name="T36">и</text:span></text:span><text:span text:style-name="Strong_20_Emphasis"><text:span text:style-name="T35"> электронных писем с приглашением</text:span></text:span><text:span text:style-name="Strong_20_Emphasis"><text:span text:style-name="T36">)</text:span></text:span></text:p>
      <text:p text:style-name="P61"><text:span text:style-name="T32">В</text:span><text:span text:style-name="T27">ести протоколы встреч, фиксировать принятые решения</text:span></text:p>
      <text:p text:style-name="P61"><text:span text:style-name="T32">Ф</text:span><text:span text:style-name="T29">ормировать план мероприятий </text:span><text:span text:style-name="T34">по итогам встреч</text:span><text:span text:style-name="T29">, </text:span><text:span text:style-name="T27">н</text:span><text:span text:style-name="T30">азначать ответственных, контролировать выполнени</text:span><text:span text:style-name="T27">е</text:span></text:p>
      <text:p text:style-name="P61"><text:span text:style-name="T32">К</text:span><text:span text:style-name="T30">онтролировать время сотрудников, перечень обсуждаемых вопросов</text:span></text:p>
      <text:p text:style-name="P48"/>
      <text:p text:style-name="P135">Бизнес-объекты</text:p>
      <text:p text:style-name="P49"/>
      <text:p text:style-name="P80">Документы:</text:p>
      <text:p text:style-name="P64">- Протокол встречи</text:p>
      <text:p text:style-name="P49">- Мероприятие встречи</text:p>
      <text:p text:style-name="P52"/>
      <text:p text:style-name="P52">Справочник<text:span text:style-name="T83">и:</text:span></text:p>
      <text:p text:style-name="P52">- «Классификатор встреч»</text:p>
      <text:p text:style-name="P49">- «Организационная структура»</text:p>
      <text:p text:style-name="P49">- «Уровень приоритета»</text:p>
      <text:p text:style-name="P49">- «Срок»</text:p>
      <text:p text:style-name="P49"/>
      <text:p text:style-name="P49">Печатные формы</text:p>
      <text:p text:style-name="P49"/>
      <text:p text:style-name="P80">Отчет о встречах</text:p>
      <text:p text:style-name="P49"/>
      <text:p text:style-name="P135">Бизнес-процессы</text:p>
      <text:p text:style-name="P135"><text:soft-page-break/></text:p>
      <text:p text:style-name="P23"><text:span text:style-name="T53">Автоматизированные</text:span><text:span text:style-name="T24"> маршруты</text:span></text:p>
      <text:p text:style-name="P105">Свободный маршрут</text:p>
      <text:p text:style-name="P105">Частные задачи</text:p>
      <text:p text:style-name="P108"/>
      <text:p text:style-name="P137">Дополнительные опции</text:p>
      <text:p text:style-name="P69"/>
      <text:p text:style-name="P62"><text:span text:style-name="T31">Ф</text:span><text:span text:style-name="T30">ормирова</text:span><text:span text:style-name="T31">ние</text:span><text:span text:style-name="T30"> новы</text:span><text:span text:style-name="T31">х</text:span><text:span text:style-name="T30"> </text:span><text:span text:style-name="T28">встреч</text:span><text:span text:style-name="T30"> на основе уже созданных</text:span></text:p>
      <text:p text:style-name="P50">Создание связанных встреч</text:p>
      <text:p text:style-name="P44"/>
      <text:p text:style-name="P95">Первичные документы</text:p>
      <text:p text:style-name="P93"/>
      <text:p text:style-name="P112">Слоган:</text:p>
      <text:p text:style-name="P113">Оперативная обработка и хранение.</text:p>
      <text:p text:style-name="P110"/>
      <text:p text:style-name="P116">По кнопке «Подробнее»:</text:p>
      <text:p text:style-name="P118"><text:span text:style-name="T84">Приложение п</text:span>редназначено для <text:span text:style-name="T60">обеспечения оперативной обработки и хранения первичной документации</text:span>.</text:p>
      <text:p text:style-name="P117"/>
      <text:p text:style-name="P121">Ключевые возможности:</text:p>
      <text:p text:style-name="P126"><text:span text:style-name="T61">Е</text:span>диное хранилище</text:p>
      <text:p text:style-name="P126">Оперативный обмен</text:p>
      <text:p text:style-name="P126">Подготовка к проверкам</text:p>
      <text:p text:style-name="P117"/>
      <text:p text:style-name="P128"><text:span text:style-name="T84">Приложение</text:span> позволит:</text:p>
      <text:p text:style-name="P125"><text:span text:style-name="Strong_20_Emphasis"><text:span text:style-name="T42">Обеспечить </text:span></text:span><text:span text:style-name="Strong_20_Emphasis"><text:span text:style-name="T43">единую работу с электронными (формализованными и неформализованными) и бумажными первичными учетными документами</text:span></text:span></text:p>
      <text:p text:style-name="P125"><text:span text:style-name="Strong_20_Emphasis"><text:span text:style-name="T44">Быстро заносить</text:span></text:span><text:span text:style-name="Strong_20_Emphasis"><text:span text:style-name="T43"> документ</text:span></text:span><text:span text:style-name="Strong_20_Emphasis"><text:span text:style-name="T44">ы</text:span></text:span><text:span text:style-name="Strong_20_Emphasis"><text:span text:style-name="T43"> в единое хранилище из учетных систем, со сканеров</text:span></text:span></text:p>
      <text:p text:style-name="P125"><text:span text:style-name="Strong_20_Emphasis"><text:span text:style-name="T42">Организовать эффективный обмен </text:span></text:span><text:span text:style-name="Strong_20_Emphasis"><text:span text:style-name="T52">первичными учетными документами с контрагентами</text:span></text:span><text:span text:style-name="Strong_20_Emphasis"><text:span text:style-name="T42">, </text:span></text:span><text:span text:style-name="Strong_20_Emphasis"><text:span text:style-name="T43">оперативное проведение сверок</text:span></text:span></text:p>
      <text:p text:style-name="P125"><text:span text:style-name="Strong_20_Emphasis"><text:span text:style-name="T45">Организовать </text:span></text:span><text:span text:style-name="Strong_20_Emphasis"><text:span text:style-name="T43">быструю подготовку к налоговым и аудиторским проверкам путем выгрузки документов в бумажном или электронном виде</text:span></text:span></text:p>
      <text:p text:style-name="P125"><text:span text:style-name="Strong_20_Emphasis"><text:span text:style-name="T45">У</text:span></text:span><text:span text:style-name="Strong_20_Emphasis"><text:span text:style-name="T43">правл</text:span></text:span><text:span text:style-name="Strong_20_Emphasis"><text:span text:style-name="T45">ять</text:span></text:span><text:span text:style-name="Strong_20_Emphasis"><text:span text:style-name="T43"> хранением документов (права доступа, сроки…</text:span></text:span><text:span text:style-name="Strong_20_Emphasis"><text:span text:style-name="T45">)</text:span></text:span></text:p>
      <text:p text:style-name="P117"/>
      <text:p text:style-name="P139">Бизнес-объекты</text:p>
      <text:p text:style-name="P122"/>
      <text:p text:style-name="P129">Документы:</text:p>
      <text:p text:style-name="P123">- Первичный документ</text:p>
      <text:p text:style-name="P123"/>
      <text:p text:style-name="P129">Справочники:</text:p>
      <text:p text:style-name="P122">- <text:s/>«Вид документа»</text:p>
      <text:p text:style-name="P119">- <text:s/>«Организационная структура»</text:p>
      <text:p text:style-name="P122">- <text:s/>«Вид бюджета»</text:p>
      <text:p text:style-name="P150"/>
      <text:p text:style-name="P150">Печатные формы <text:span text:style-name="T74">(</text:span><text:span text:style-name="T62">Справка о подтверждающих документах</text:span><text:span text:style-name="T74">)</text:span><text:span text:style-name="T74"><office:annotation><dc:creator>&lt;анонимный&gt;</dc:creator><dc:date>2018-07-24T00:18:47</dc:date><text:p text:style-name="P186"><text:span text:style-name="T89">форма учета по валютным операциям резидентов</text:span></text:p></office:annotation></text:span></text:p>
      <text:p text:style-name="P122"/>
      <text:p text:style-name="P136">Бизнес-процессы</text:p>
      <text:p text:style-name="P106"/>
      <text:p text:style-name="P24"><text:span text:style-name="T53">Автоматизированные</text:span><text:span text:style-name="T24"> маршруты</text:span></text:p>
      <text:p text:style-name="P106">Свободный маршрут</text:p>
      <text:p text:style-name="P130">Частные задачи</text:p>
      <text:p text:style-name="P127"/>
      <text:p text:style-name="P177">Дополнительные опции</text:p>
      <text:p text:style-name="P140"/>
      <text:p text:style-name="P124"><text:span text:style-name="T40">Ф</text:span><text:span text:style-name="T41">ормирова</text:span><text:span text:style-name="T40">ние</text:span><text:span text:style-name="T41"> новы</text:span><text:span text:style-name="T40">х</text:span><text:span text:style-name="T41"> </text:span><text:span text:style-name="T61">первичных документов</text:span><text:span text:style-name="T41"> на основе уже созданных</text:span></text:p>
      <text:p text:style-name="P120"><text:soft-page-break/>Создание связанных <text:span text:style-name="T61">первичных документов</text:span></text:p>
      <text:p text:style-name="P41"/>
      <text:p text:style-name="P182">Контракты</text:p>
      <text:p text:style-name="P181"/>
      <text:p text:style-name="P173">Слоган:</text:p>
      <text:p text:style-name="P174">Контракты под контролем!</text:p>
      <text:p text:style-name="P175"/>
      <text:p text:style-name="P159">По кнопке «Подробнее»:</text:p>
      <text:p text:style-name="P160"><text:span text:style-name="T84">Приложение п</text:span>редназначено для <text:span text:style-name="T2">обеспечения контроля и прозрачности договорных процессов, централизации работы по каждому отдельному контракту и связанными с ним документами.</text:span></text:p>
      <text:p text:style-name="P169">Включает в себя <text:s/>автоматизацию полного цикла <text:span text:style-name="T85">договорной работы</text:span>.</text:p>
      <text:p text:style-name="P160"/>
      <text:p text:style-name="P158">Ключевые возможности:</text:p>
      <text:p text:style-name="P172"/>
      <text:p text:style-name="P172">Контроль сроков</text:p>
      <text:p text:style-name="P172">Четкие критерии заключения</text:p>
      <text:p text:style-name="P172">Регистрация<office:annotation><dc:creator>&lt;анонимный&gt;</dc:creator><dc:date>2018-07-31T15:42:33.654293059</dc:date><text:p text:style-name="P187"><text:span text:style-name="T90">Додумаю</text:span></text:p></office:annotation></text:p>
      <text:p text:style-name="P160"/>
      <text:p text:style-name="P161"><text:span text:style-name="T84">Приложение</text:span> позволит:</text:p>
      <text:p text:style-name="P170"><text:span text:style-name="Strong_20_Emphasis"><text:span text:style-name="T51">О</text:span></text:span><text:span text:style-name="Strong_20_Emphasis"><text:span text:style-name="T50">беспечит</text:span></text:span><text:span text:style-name="Strong_20_Emphasis"><text:span text:style-name="T51">ь</text:span></text:span><text:span text:style-name="Strong_20_Emphasis"><text:span text:style-name="T50"> совместную работу и распределение ответственности между специалистами разных профилей — внутренними заказчиками, специалистами по закупкам, сопровождению, юристами и бухгалтерами.</text:span></text:span></text:p>
      <text:p text:style-name="P162"><text:span text:style-name="Strong_20_Emphasis"><text:span text:style-name="T46">Проводить предварительную работу по подготовке контракта </text:span></text:span><text:span text:style-name="Strong_20_Emphasis"><text:span text:style-name="T47">путем оформления и оценки контрагента (при необходимости), оформления заявки на контракт, проводить процедуру выбора поставщика.</text:span></text:span></text:p>
      <text:p text:style-name="P163"><text:span text:style-name="Strong_20_Emphasis"><text:span text:style-name="T48">Оформлять, </text:span></text:span><text:span text:style-name="Strong_20_Emphasis"><text:span text:style-name="T49">согласовывать, подписывать,</text:span></text:span><text:span text:style-name="Strong_20_Emphasis"><text:span text:style-name="T48"> регистрировать контракт и дополнительные соглашения к нему, формировать паспорт сделки, вести учет и маршрутизацию поступающей первичной документации по контракту.</text:span></text:span></text:p>
      <text:p text:style-name="P163"><text:span text:style-name="Strong_20_Emphasis"><text:span text:style-name="T48">Вести курс валют.</text:span></text:span></text:p>
      <text:p text:style-name="P160"/>
      <text:p text:style-name="P179">Бизнес-объекты</text:p>
      <text:p text:style-name="P164"/>
      <text:p text:style-name="P157">Документы:</text:p>
      <text:p text:style-name="P164">- <text:span text:style-name="T87">Заявка на контракта</text:span></text:p>
      <text:p text:style-name="P164">- <text:span text:style-name="T87">Контракт</text:span></text:p>
      <text:p text:style-name="P164">- <text:span text:style-name="T87">Дополнительное соглашение</text:span></text:p>
      <text:p text:style-name="P164">- <text:span text:style-name="T87">Регистрационная запись</text:span></text:p>
      <text:p text:style-name="P164">- <text:span text:style-name="T87">Паспорт сделки</text:span></text:p>
      <text:p text:style-name="P164">- <text:span text:style-name="T87">Выбор поставщика</text:span></text:p>
      <text:p text:style-name="P164"/>
      <text:p text:style-name="P157">Справочники:</text:p>
      <text:p text:style-name="P164">- <text:s/>«Вид <text:span text:style-name="T88">обязательств</text:span>»</text:p>
      <text:p text:style-name="P158">- <text:s/>«Организационная структура»</text:p>
      <text:p text:style-name="P164">- <text:s/>«<text:span text:style-name="T88">Категория</text:span> бюджета»</text:p>
      <text:p text:style-name="P164">- «<text:span text:style-name="T88">Группа материалов</text:span>»</text:p>
      <text:p text:style-name="P164">- «<text:span text:style-name="T88">Направление контракта</text:span>»</text:p>
      <text:p text:style-name="P164">- «<text:span text:style-name="T88">Вид деятельности</text:span>»</text:p>
      <text:p text:style-name="P164">- «<text:span text:style-name="T88">Условия платежа</text:span>»</text:p>
      <text:p text:style-name="P183"><text:span text:style-name="T63">- «</text:span><text:span text:style-name="T64">Условия поставки</text:span><text:span text:style-name="T63">»</text:span></text:p>
      <text:p text:style-name="P183"><text:span text:style-name="T63"/></text:p>
      <text:p text:style-name="P184">Печатные формы:</text:p>
      <text:p text:style-name="P185">Договор купли-продажи</text:p>
      <text:p text:style-name="P164"/>
      <text:p text:style-name="P180">Бизнес-процессы</text:p>
      <text:p text:style-name="P155"><text:span text:style-name="T24"/></text:p>
      <text:p text:style-name="P154"><text:span text:style-name="T53">Автоматизированные</text:span><text:span text:style-name="T24"> маршруты</text:span></text:p>
      <text:p text:style-name="P165"><text:soft-page-break/>Частные задачи</text:p>
      <text:p text:style-name="P166"/>
      <text:p text:style-name="P178">Дополнительные опции</text:p>
      <text:p text:style-name="P179"/>
      <text:p text:style-name="P168"><text:span text:style-name="T61">Формирование нового контракта на основе уже созданного.</text:span></text:p>
      <text:p text:style-name="P171">Связь с основными средствами предприятия.</text:p>
      <text:p text:style-name="P171">Связь с проектной деятельностью.</text:p>
      <text:p text:style-name="P167"><text:span text:style-name="T86">Приложение «Контракты» связано с приложениями «Контрагенты», «Первичные документы», «Претензии».</text:span></text:p>
      <text:p text:style-name="P41"/>
      <text:p text:style-name="P90">Главное<office:annotation><dc:creator>&lt;анонимный&gt;</dc:creator><dc:date>2018-07-23T21:53:42</dc:date><text:p text:style-name="P188"><text:span text:style-name="T89">Разместить в Платформа — Преимущества</text:span></text:p><text:p text:style-name="P188"><text:span text:style-name="T89"/></text:p><text:p text:style-name="P188"><text:span text:style-name="T89">Сделать 1-м блоком, т. к. это самые главные преимущества для клиента!</text:span></text:p></office:annotation></text:p>
      <text:p text:style-name="P45"/>
      <text:p text:style-name="P45">Платформа Veda предназначена для быстрого создания автоматизированных бизнес-решений</text:p>
      <text:p text:style-name="P45"/>
      <text:p text:style-name="P46">Нет лицензий — <text:span text:style-name="T23">возможность подключения 100% сотрудников на старте</text:span></text:p>
      <text:p text:style-name="P46"/>
      <text:p text:style-name="P47">QuickWin — быстрое получение эффекта</text:p>
      <text:p text:style-name="P47"/>
      <text:p text:style-name="P47">Open-source — разумная стоимость владения</text:p>
      <text:p text:style-name="P47"/>
      <text:p text:style-name="P100">Российский разработчик — <text:span text:style-name="T56">Наша компания является разработчиком собственной платформы и приложений на ее основе</text:span></text:p>
      <text:p text:style-name="P101"/>
      <text:p text:style-name="P47">Отработанная методология внедрения - <text:span text:style-name="T55">з</text:span><text:span text:style-name="T25">а годы работы мы накопили </text:span><text:span text:style-name="T26">большой</text:span><text:span text:style-name="T25"> опыт в области электронного документооборота</text:span></text:p>
      <text:p text:style-name="P98"/>
      <text:p text:style-name="P99">Индивидуальные настройки - под любые задачи предприятия</text:p>
      <text:p text:style-name="P96"/>
      <text:p text:style-name="P97">Многоязычность интерфейса и вводимых данных</text:p>
      <text:p text:style-name="P97"/>
      <text:p text:style-name="P97">Возможность подключения к системе сторонних организаций и аффилированных лиц</text:p>
      <text:p text:style-name="P99"/>
      <text:p text:style-name="P99"/>
      <text:p text:style-name="P51">Бизнес-объекты:</text:p>
      <text:p text:style-name="P63"><text:span text:style-name="T78">Шаблон - </text:span>Протокол</text:p>
      <text:p text:style-name="P51"><text:span text:style-name="T78">Шаблон - </text:span>Мероприятие</text:p>
      <text:p text:style-name="P51">Справочник<text:span text:style-name="T78">и - 4</text:span></text:p>
      <text:p text:style-name="P51">Печатные формы - <text:span text:style-name="T78">1</text:span></text:p>
      <text:p text:style-name="P51"/>
      <text:p text:style-name="P51">Бизнес-процессы:</text:p>
      <text:p text:style-name="P20"><text:span text:style-name="T53">Автоматизированные</text:span><text:span text:style-name="T24"> маршруты</text:span></text:p>
      <text:p text:style-name="P104">Свободный маршрут</text:p>
      <text:p text:style-name="P104">Частные задачи</text:p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7-31T15:42:40.712716881</dc:date>
    <meta:editing-duration>PT12H16M21S</meta:editing-duration>
    <meta:editing-cycles>84</meta:editing-cycles>
    <meta:generator>LibreOffice/5.1.6.2$Linux_X86_64 LibreOffice_project/10m0$Build-2</meta:generator>
    <meta:document-statistic meta:table-count="0" meta:image-count="0" meta:object-count="0" meta:page-count="8" meta:paragraph-count="264" meta:word-count="1210" meta:character-count="10038" meta:non-whitespace-character-count="9074"/>
  </office:meta>
</office:document-meta>
</file>